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4E81BFE04ED2865259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6" style:family="paragraph" style:parent-style-name="Subtitle">
      <style:text-properties officeooo:rsid="0010924f" officeooo:paragraph-rsid="0005aa60"/>
    </style:style>
    <style:style style:name="P17" style:family="paragraph" style:parent-style-name="Title">
      <style:text-properties officeooo:rsid="0010924f" officeooo:paragraph-rsid="0005aa60"/>
    </style:style>
    <style:style style:name="P18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021e" style:font-weight-asian="normal" style:font-weight-complex="normal"/>
    </style:style>
    <style:style style:name="T9" style:family="text">
      <style:text-properties officeooo:rsid="000802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>DA Lab <text:span text:style-name="T1">3</text:span></text:p>
      <text:p text:style-name="P16"><text:span text:style-name="T1">Time Series </text:span>Analysis of <text:span text:style-name="T2">Death Due to Lung Cancer</text:span><text:span text:style-name="T1"> </text:span>Dataset</text:p>
      <text:h text:style-name="P18" text:outline-level="1">Name: Dheeraj Chaudhary</text:h>
      <text:h text:style-name="P18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14"><text:s text:c="6"/><text:span text:style-name="T4">Jan <text:s/>Feb <text:s/>Mar <text:s/>Apr <text:s/>May <text:s/>Jun <text:s/>Jul <text:s/>Aug <text:s/>Sep <text:s/>Oct <text:s/>Nov <text:s/>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 <text:s/>970 <text:s/>999 1208 1467 2059</text:p>
      <text:p text:style-name="P15">1977 2240 1634 1722 1801 1246 1162 1087 1013 <text:s/>959 1179 1229 1655</text:p>
      <text:p text:style-name="P15">1978 2019 2284 1942 1423 1340 1187 1098 1004 <text:s/>970 1140 1110 1812</text:p>
      <text:p text:style-name="P15">1979 2263 1820 1846 1531 1215 1075 1056 <text:s/>975 <text:s/>940 1081 1294 1341</text:p>
      <text:p text:style-name="P6"/>
      <text:p text:style-name="P3">start(mdeaths)</text:p>
      <text:p text:style-name="P7"><text:bookmark text:name="rstudio_console_output2"/>1974 <text:s text:c="3"/>1</text:p>
      <text:p text:style-name="P3"/>
      <text:p text:style-name="P3">end(mdeaths)</text:p>
      <text:p text:style-name="P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9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8">my_</text:span><text:span text:style-name="T7">Object</text:span>)</text:p>
      <text:p text:style-name="P4">###### OUTPUT </text:p>
      <text:p text:style-name="P8"><text:bookmark text:name="rstudio_console_output4"/>[1] TR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###### PLOT OF MY DATA ########</text:p>
      <text:p text:style-name="P1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">###### PLOT OF MY DATA with adding a horizontal regression line in the plot ########</text:p>
      <text:p text:style-name="P1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9"/>
      <text:p text:style-name="P9"/>
      <text:p text:style-name="P9"/>
      <text:p text:style-name="P9"/>
      <text:p text:style-name="P9"><text:soft-page-break/>#################### PLOT OF YEARLY MEAN VALUES ARE #############</text:p>
      <text:p text:style-name="P10">plot(aggregate(<text:span text:style-name="T6">my_</text:span><text:span text:style-name="T5">Object</text:span>,FUN = mean))</text:p>
      <text:p text:style-name="P1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0">boxplot(time_series1~cycle(time_series1),xlab="Month",ylab = "Deaths",main = "Death from lung disease")</text:p>
      <text:p text:style-name="P1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0"/>
      <text:p text:style-name="P10"/>
      <text:p text:style-name="P11"><text:soft-page-break/>################ DECOMPOSING THE ABOVE TIME SERIES USING STL FUNCTIONS ##########</text:p>
      <text:p text:style-name="P11"/>
      <text:p text:style-name="P11">stlts &lt;- stl(time_series1, s.window = "periodic")</text:p>
      <text:p text:style-name="P11">plot(stlts)</text:p>
      <text:p text:style-name="P1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2">############### PLOTTING TREND GRAPH SEPARATELY #################</text:p>
      <text:p text:style-name="P12">stlts$trend &lt;- stlts$time.series[,2]</text:p>
      <text:p text:style-name="P12">plot(stlts$trend)</text:p>
      <text:p text:style-name="P1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13"><text:soft-page-break/>################# TO CHECK SEASONALITY ######################</text:p>
      <text:p text:style-name="P13">stlts$seasonal &lt;- stlts$time.series[,1]</text:p>
      <text:p text:style-name="P13">plot(stlts$seasonal)</text:p>
      <text:p text:style-name="P13"><draw:frame draw:style-name="fr3" draw:name="Image7" text:anchor-type="paragraph" svg:width="19.699cm" svg:height="13.513cm" draw:z-index="6"><draw:image xlink:href="Pictures/100000000000035C0000024EF6EF6F3ED4ED51EB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2:50:06.690813985</dc:date>
    <meta:editing-duration>PT10M24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5" meta:paragraph-count="46" meta:word-count="250" meta:character-count="1808" meta:non-whitespace-character-count="1573"/>
  </office:meta>
</office:document-meta>
</file>